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Übersicht" table:style-name="ta1">
        <table:table-column table:style-name="co1" table:default-cell-style-name="Default"/>
        <table:table-column table:style-name="co2" table:visibility="collapse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omgröße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rtebreich</text:p>
          </table:table-cell>
          <table:table-cell table:number-columns-repeated="12" office:value-type="string" calcext:value-type="string">
            <text:p>[-512,511]</text:p>
          </table:table-cell>
        </table:table-row>
        <table:table-row table:style-name="ro1">
          <table:table-cell office:value-type="string" calcext:value-type="string">
            <text:p>Elternselektion</text:p>
          </table:table-cell>
          <table:table-cell table:number-columns-repeated="12" office:value-type="string" calcext:value-type="string">
            <text:p>Roulette</text:p>
          </table:table-cell>
        </table:table-row>
        <table:table-row table:style-name="ro1">
          <table:table-cell office:value-type="string" calcext:value-type="string">
            <text:p>Rekombinationswahrscheinlichkeit</text:p>
          </table:table-cell>
          <table:table-cell table:number-columns-repeated="12" table:style-name="ce2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Mutationswahrscheinlichkeit</text:p>
          </table:table-cell>
          <table:table-cell table:number-columns-repeated="12" table:style-name="ce2" office:value-type="percentage" office:value="0.1" calcext:value-type="percentage">
            <text:p>10,00%</text:p>
          </table:table-cell>
        </table:table-row>
        <table:table-row table:style-name="ro2">
          <table:table-cell table:style-name="ce1" office:value-type="string" calcext:value-type="string">
            <text:p>Abbruch nach x Generationen mit gleicher bester Fitness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ulationsgröß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zahl Kinder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Umweltselektion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</table:table-row>
        <table:table-row table:style-name="ro1">
          <table:table-cell office:value-type="string" calcext:value-type="string">
            <text:p>Rekombinationsart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er</text:p>
          </table:table-cell>
          <table:table-cell table:number-columns-repeated="6" office:value-type="string" calcext:value-type="string">
            <text:p>Stefan</text:p>
          </table:table-cell>
          <table:table-cell table:number-columns-repeated="6" office:value-type="string" calcext:value-type="string">
            <text:p>Angel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ttelwert Fitness</text:p>
          </table:table-cell>
          <table:table-cell table:number-columns-repeated="6"/>
          <table:table-cell table:formula="of:=['Testreihe H'.$A12]" office:value-type="float" office:value="0.895545120039835" calcext:value-type="float">
            <text:p>0,89554512</text:p>
          </table:table-cell>
          <table:table-cell table:formula="of:=['Testreihe I'.$A12]" office:value-type="float" office:value="1.04842980270811" calcext:value-type="float">
            <text:p>1,0484298027</text:p>
          </table:table-cell>
          <table:table-cell table:formula="of:=['Testreihe J'.$A12]" office:value-type="float" office:value="0.664680780761378" calcext:value-type="float">
            <text:p>0,6646807808</text:p>
          </table:table-cell>
          <table:table-cell table:formula="of:=['Testreihe K'.$A12]" office:value-type="float" office:value="0.980619542734735" calcext:value-type="float">
            <text:p>0,9806195427</text:p>
          </table:table-cell>
          <table:table-cell table:formula="of:=['Testreihe L'.$A12]" office:value-type="float" office:value="0.315433210920247" calcext:value-type="float">
            <text:p>0,3154332109</text:p>
          </table:table-cell>
          <table:table-cell table:formula="of:=['Testreihe M'.$A12]" office:value-type="float" office:value="0.949853339051703" calcext:value-type="float">
            <text:p>0,9498533391</text:p>
          </table:table-cell>
        </table:table-row>
        <table:table-row table:style-name="ro1">
          <table:table-cell office:value-type="string" calcext:value-type="string">
            <text:p>Mittelwert Anzahl Durchläufe</text:p>
          </table:table-cell>
          <table:table-cell table:number-columns-repeated="6"/>
          <table:table-cell table:formula="of:=['Testreihe H'.$B12]" office:value-type="float" office:value="192.8" calcext:value-type="float">
            <text:p>192,8</text:p>
          </table:table-cell>
          <table:table-cell table:formula="of:=['Testreihe I'.$B12]" office:value-type="float" office:value="153.8" calcext:value-type="float">
            <text:p>153,8</text:p>
          </table:table-cell>
          <table:table-cell table:formula="of:=['Testreihe J'.$B12]" office:value-type="float" office:value="637.6" calcext:value-type="float">
            <text:p>637,6</text:p>
          </table:table-cell>
          <table:table-cell table:formula="of:=['Testreihe K'.$B12]" office:value-type="float" office:value="923.8" calcext:value-type="float">
            <text:p>923,8</text:p>
          </table:table-cell>
          <table:table-cell table:formula="of:=['Testreihe L'.$B12]" office:value-type="float" office:value="228.5" calcext:value-type="float">
            <text:p>228,5</text:p>
          </table:table-cell>
          <table:table-cell table:formula="of:=['Testreihe M'.$B12]" office:value-type="float" office:value="171.8" calcext:value-type="float">
            <text:p>171,8</text:p>
          </table:table-cell>
        </table:table-row>
      </table:table>
      <table:table table:name="Testreihe H" table:style-name="ta1">
        <table:table-column table:style-name="co6" table:default-cell-style-name="ce4"/>
        <table:table-column table:style-name="co7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44863206634" calcext:value-type="float">
            <text:p>1,013448632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01740624146493" calcext:value-type="float">
            <text:p>1,017406241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.02592618608576" calcext:value-type="float">
            <text:p>1,025926186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.01027187044074" calcext:value-type="float">
            <text:p>1,010271870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3" office:value-type="float" office:value="0.651071220492608" calcext:value-type="float">
            <text:p>0,651071220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0.968693847943308" calcext:value-type="float">
            <text:p>0,968693847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.02040846604035" calcext:value-type="float">
            <text:p>1,020408466</text:p>
          </table:table-cell>
          <table:table-cell table:style-name="ce3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1704482214647" calcext:value-type="float">
            <text:p>1,017044822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02275761662736" calcext:value-type="float">
            <text:p>1,022757616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0.208422297090483" calcext:value-type="float">
            <text:p>0,2084222971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895545120039835" calcext:value-type="float">
            <text:p>0,89554512</text:p>
          </table:table-cell>
          <table:table-cell table:style-name="ce3" table:formula="of:=SUM([.B2:.B11])/COUNT([.B2:.B11])" office:value-type="float" office:value="192.8" calcext:value-type="float">
            <text:p>192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I" table:style-name="ta1">
        <table:table-column table:style-name="co2" table:default-cell-style-name="ce4"/>
        <table:table-column table:style-name="co7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6141326770575" calcext:value-type="float">
            <text:p>1,061413267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.07967046736803" calcext:value-type="float">
            <text:p>1,079670467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.05873107832421" calcext:value-type="float">
            <text:p>1,058731078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02694214192037" calcext:value-type="float">
            <text:p>1,026942141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01980680438805" calcext:value-type="float">
            <text:p>1,019806804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.01563068735105" calcext:value-type="float">
            <text:p>1,015630687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.05395212461299" calcext:value-type="float">
            <text:p>1,053952124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.0281851836335" calcext:value-type="float">
            <text:p>1,028185183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5874703479435" calcext:value-type="float">
            <text:p>1,058747034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.0812192369828" calcext:value-type="float">
            <text:p>1,08121923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842980270811" calcext:value-type="float">
            <text:p>1,0484298027</text:p>
          </table:table-cell>
          <table:table-cell table:style-name="ce3" table:formula="of:=SUM([.B2:.B11])/COUNT([.B2:.B11])" office:value-type="float" office:value="153.8" calcext:value-type="float">
            <text:p>15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J" table:style-name="ta1">
        <table:table-column table:style-name="co2" table:default-cell-style-name="ce4"/>
        <table:table-column table:style-name="co7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37890651059" calcext:value-type="float">
            <text:p>1,0133789065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0.651165613553022" calcext:value-type="float">
            <text:p>0,6511656136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0.21114493550708" calcext:value-type="float">
            <text:p>0,2111449355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0.998293748045215" calcext:value-type="float">
            <text:p>0,998293748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0.532569093417835" calcext:value-type="float">
            <text:p>0,5325690934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0.877369992956096" calcext:value-type="float">
            <text:p>0,877369993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773649214406263" calcext:value-type="float">
            <text:p>0,7736492144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0.176457325686104" calcext:value-type="float">
            <text:p>0,1764573257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0.517442460850789" calcext:value-type="float">
            <text:p>0,5174424609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0.89533651668079" calcext:value-type="float">
            <text:p>0,8953365167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664680780761378" calcext:value-type="float">
            <text:p>0,6646807808</text:p>
          </table:table-cell>
          <table:table-cell table:style-name="ce3" table:formula="of:=SUM([.B2:.B11])/COUNT([.B2:.B11])" office:value-type="float" office:value="637.6" calcext:value-type="float">
            <text:p>637,6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K" table:style-name="ta1">
        <table:table-column table:style-name="co2" table:default-cell-style-name="ce4"/>
        <table:table-column table:style-name="co7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996469705287428" calcext:value-type="float">
            <text:p>0,9964697053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.01470679673497" calcext:value-type="float">
            <text:p>1,0147067967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0.877172988199519" calcext:value-type="float">
            <text:p>0,8771729882</text:p>
          </table:table-cell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1.00392635555854" calcext:value-type="float">
            <text:p>1,0039263556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0.955472725030707" calcext:value-type="float">
            <text:p>0,955472725</text:p>
          </table:table-cell>
          <table:table-cell table:style-name="ce3"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0.98081602098248" calcext:value-type="float">
            <text:p>0,980816021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.00900525992238" calcext:value-type="float">
            <text:p>1,0090052599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0.988535392977351" calcext:value-type="float">
            <text:p>0,988535393</text:p>
          </table:table-cell>
          <table:table-cell table:style-name="ce3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0.965257219242414" calcext:value-type="float">
            <text:p>0,965257219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.01483296341156" calcext:value-type="float">
            <text:p>1,0148329634</text:p>
          </table:table-cell>
          <table:table-cell table:style-name="ce3" office:value-type="float" office:value="812" calcext:value-type="float">
            <text:p>812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80619542734735" calcext:value-type="float">
            <text:p>0,9806195427</text:p>
          </table:table-cell>
          <table:table-cell table:style-name="ce3" table:formula="of:=SUM([.B2:.B11])/COUNT([.B2:.B11])" office:value-type="float" office:value="923.8" calcext:value-type="float">
            <text:p>92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L" table:style-name="ta1">
        <table:table-column table:style-name="co2" table:default-cell-style-name="ce4"/>
        <table:table-column table:style-name="co7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108975770059906" calcext:value-type="float">
            <text:p>0,108975770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0.168354369268594" calcext:value-type="float">
            <text:p>0,168354369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0.173485737656311" calcext:value-type="float">
            <text:p>0,1734857377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0.158789978744219" calcext:value-type="float">
            <text:p>0,1587899787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0.241668920098735" calcext:value-type="float">
            <text:p>0,241668920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0.50208897101055" calcext:value-type="float">
            <text:p>0,50208897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7180422439114" calcext:value-type="float">
            <text:p>0,718042243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38370528168557" calcext:value-type="float">
            <text:p>0,383705281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275740360280113" calcext:value-type="float">
            <text:p>0,275740360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423480476487072" calcext:value-type="float">
            <text:p>0,423480476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315433210920247" calcext:value-type="float">
            <text:p>0,3154332109</text:p>
          </table:table-cell>
          <table:table-cell table:style-name="ce3" table:formula="of:=SUM([.B2:.B11])/COUNT([.B2:.B11])" office:value-type="float" office:value="228.5" calcext:value-type="float">
            <text:p>228,5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M" table:style-name="ta1">
        <table:table-column table:style-name="co2" table:default-cell-style-name="ce4"/>
        <table:table-column table:style-name="co7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835974227155" calcext:value-type="float">
            <text:p>1,0183597423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0.434608714900501" calcext:value-type="float">
            <text:p>0,4346087149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.0099815545593" calcext:value-type="float">
            <text:p>1,00998155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987200838552832" calcext:value-type="float">
            <text:p>0,987200838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1383340994537" calcext:value-type="float">
            <text:p>1,013833409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.02486109290609" calcext:value-type="float">
            <text:p>1,024861092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.00176060818853" calcext:value-type="float">
            <text:p>1,001760608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.00907249349674" calcext:value-type="float">
            <text:p>1,0090724935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0.991750471810115" calcext:value-type="float">
            <text:p>0,991750471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07104463886" calcext:value-type="float">
            <text:p>1,007104463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49853339051703" calcext:value-type="float">
            <text:p>0,9498533391</text:p>
          </table:table-cell>
          <table:table-cell table:style-name="ce3" table:formula="of:=SUM([.B2:.B11])/COUNT([.B2:.B11])" office:value-type="float" office:value="171.8" calcext:value-type="float">
            <text:p>171,8</text:p>
          </table:table-cell>
          <table:table-cell office:value-type="string" calcext:value-type="string">
            <text:p>Mittelwerte</text:p>
          </table:table-cell>
        </table:table-row>
      </table:table>
      <table:table table:name="Auswertung" table:style-name="ta1"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005631141442554" calcext:value-type="float">
            <text:p>0,0005631141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218529395975039" calcext:value-type="float">
            <text:p>0,021852939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122480935492562" calcext:value-type="float">
            <text:p>0,012248093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006891185470167" calcext:value-type="float">
            <text:p>0,000689118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052360473753463" calcext:value-type="float">
            <text:p>0,005236047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196705385069249" calcext:value-type="float">
            <text:p>0,0196705385</text:p>
          </table:table-cell>
          <table:table-cell table:style-name="ce6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026738008964377" calcext:value-type="float">
            <text:p>0,0026738009</text:p>
          </table:table-cell>
          <table:table-cell table:style-name="ce6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212846522021803" calcext:value-type="float">
            <text:p>0,0212846522</text:p>
          </table:table-cell>
          <table:table-cell table:style-name="ce6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078247416232258" calcext:value-type="float">
            <text:p>0,0078247416</text:p>
          </table:table-cell>
          <table:table-cell table:style-name="ce6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.010307511561545" calcext:value-type="float">
            <text:p>0,0103075116</text:p>
          </table:table-cell>
          <table:table-cell table:style-name="ce6"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2:.C11])/COUNT([.C2:.C11])" office:value-type="float" office:value="0.0102350558003692" calcext:value-type="float">
            <text:p>0,0102350558</text:p>
          </table:table-cell>
          <table:table-cell table:style-name="ce3" table:formula="of:=SUM([.D2:.D11])/COUNT([.D2:.D11])" office:value-type="float" office:value="185.5" calcext:value-type="float">
            <text:p>185,5</text:p>
          </table:table-cell>
          <table:table-cell office:value-type="string" calcext:value-type="string">
            <text:p>Mittelwerte</text:p>
          </table:table-cell>
        </table:table-row>
        <table:table-row table:style-name="ro1" table:number-rows-repeated="3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00689698438062" calcext:value-type="float">
            <text:p>0,0006896984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009514046319197" calcext:value-type="float">
            <text:p>0,00095140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077206288923761" calcext:value-type="float">
            <text:p>0,0077206289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048820647965547" calcext:value-type="float">
            <text:p>0,0048820648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066379838573825" calcext:value-type="float">
            <text:p>0,0066379839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022634573563181" calcext:value-type="float">
            <text:p>0,0022634574</text:p>
          </table:table-cell>
          <table:table-cell table:style-name="ce6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00994692541566" calcext:value-type="float">
            <text:p>0,0009946925</text:p>
          </table:table-cell>
          <table:table-cell table:style-name="ce6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044679467989439" calcext:value-type="float">
            <text:p>0,0044679468</text:p>
          </table:table-cell>
          <table:table-cell table:style-name="ce6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106480666029249" calcext:value-type="float">
            <text:p>0,0106480666</text:p>
          </table:table-cell>
          <table:table-cell table:style-name="ce6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.0112132839507771" calcext:value-type="float">
            <text:p>0,011213284</text:p>
          </table:table-cell>
          <table:table-cell table:style-name="ce6"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17:.C26])/COUNT([.C17:.C26])" office:value-type="float" office:value="0.0050469227866825" calcext:value-type="float">
            <text:p>0,0050469228</text:p>
          </table:table-cell>
          <table:table-cell table:style-name="ce3" table:formula="of:=SUM([.D17:.D26])/COUNT([.D17:.D26])" office:value-type="float" office:value="195.4" calcext:value-type="float">
            <text:p>195,4</text:p>
          </table:table-cell>
          <table:table-cell office:value-type="string" calcext:value-type="string">
            <text:p>Mittelwer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.00.0000</text:date>, <text:time style:data-style-name="N2" text:time-value="15:03:58.6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36:53.419766765</meta:creation-date>
    <meta:generator>LibreOffice/4.4.5.2$Windows_x86 LibreOffice_project/a22f674fd25a3b6f45bdebf25400ed2adff0ff99</meta:generator>
    <dc:date>2016-11-11T15:13:27.762000000</dc:date>
    <meta:editing-duration>PT1H41M14S</meta:editing-duration>
    <meta:editing-cycles>35</meta:editing-cycles>
    <meta:document-statistic meta:table-count="8" meta:cell-count="401" meta:object-count="0"/>
  </office:meta>
</office:document-meta>
</file>